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2d729" officeooo:paragraph-rsid="0002d729"/>
    </style:style>
    <style:style style:name="P2" style:family="paragraph" style:parent-style-name="Text_20_body">
      <style:paragraph-properties fo:margin-left="0cm" fo:margin-right="0cm" fo:text-indent="0.499cm" style:auto-text-indent="false"/>
      <style:text-properties officeooo:rsid="0002d729" officeooo:paragraph-rsid="0002d729"/>
    </style:style>
    <style:style style:name="P3" style:family="paragraph" style:parent-style-name="Heading">
      <style:paragraph-properties fo:text-align="center" style:justify-single-word="false"/>
      <style:text-properties fo:font-size="20pt" fo:font-weight="bold" officeooo:rsid="0002d729" style:font-size-asian="20pt" style:font-weight-asian="bold" style:font-size-complex="20pt" style:font-weight-complex="bold"/>
    </style:style>
    <style:style style:name="P4" style:family="paragraph" style:parent-style-name="Heading_20_1">
      <style:text-properties officeooo:rsid="0002d729" officeooo:paragraph-rsid="0002d729"/>
    </style:style>
    <style:style style:name="T1" style:family="text">
      <style:text-properties officeooo:rsid="000539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émet rendhagyóige-kikérdező program</text:p>
      <text:h text:style-name="P4" text:outline-level="1">A program célja:</text:h>
      <text:p text:style-name="P1"/>
      <text:p text:style-name="P2">A program a rendhagyó ragozású német igék tanulását, illetve gyakorlását segíti. <text:span text:style-name="T1">Egy csv fájlból olvassa be az igéket, és tízenként kikérdezi őket, majd le is osztályozza az eredményt. Az igéknek az infinitive, Präsens E/3, Präteritum, Perfekt és magyar alakját kérdezi ki a progra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mbitás Péter</meta:initial-creator>
    <meta:creation-date>2014-01-15T08:10:49</meta:creation-date>
    <dc:date>2014-02-14T20:38:19.057777417</dc:date>
    <meta:editing-duration>P1DT9H57M36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1" meta:paragraph-count="3" meta:word-count="49" meta:character-count="335" meta:non-whitespace-character-count="289"/>
  </office:meta>
</office:document-meta>
</file>